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2.81mm"/>
    </style:style>
    <style:style style:name="co4" style:family="table-column">
      <style:table-column-properties fo:break-before="auto" style:column-width="11.1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18.71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13.26mm"/>
    </style:style>
    <style:style style:name="co12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11.85mm"/>
    </style:style>
    <style:style style:name="co15" style:family="table-column">
      <style:table-column-properties fo:break-before="auto" style:column-width="8.01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&quot;Yes&quot;" style:apply-style-name="Accent_20_1" style:base-cell-address="Features.M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Yes&quot;" style:apply-style-name="Accent_20_1" style:base-cell-address="Features.Q3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2" table:default-cell-style-name="Default"/>
        <table:table-row table:style-name="ro1">
          <table:table-cell table:style-name="ce3"/>
          <table:table-cell table:style-name="ce1" table:number-columns-repeated="13"/>
          <table:table-cell table:style-name="ce7" office:value-type="string" calcext:value-type="string">
            <text:p>Colour planes</text:p>
          </table:table-cell>
          <table:table-cell table:style-name="ce1" table:number-columns-repeated="993"/>
        </table:table-row>
        <table:table-row table:style-name="ro1">
          <table:table-cell table:style-name="ce3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croll planes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string" calcext:value-type="string">
            <text:p>Palette</text:p>
          </table:table-cell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Main CPU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lowed down</text:p>
          </table:table-cell>
          <table:table-cell table:style-name="ce1" office:value-type="string" calcext:value-type="string">
            <text:p>Sound CPU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ound</text:p>
          </table:table-cell>
          <table:table-cell table:style-name="ce1" office:value-type="string" calcext:value-type="string">
            <text:p>Map PROM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obj</text:p>
          </table:table-cell>
          <table:table-cell table:style-name="ce1" office:value-type="string" calcext:value-type="string">
            <text:p>Hi Res</text:p>
          </table:table-cell>
          <table:table-cell table:style-name="ce1" table:number-columns-repeated="991"/>
        </table:table-row>
        <table:table-row table:style-name="ro1">
          <table:table-cell table:style-name="ce4" office:value-type="float" office:value="1942" calcext:value-type="float">
            <text:p>194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AY</text:p>
          </table:table-cell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table:style-name="ce4" office:value-type="float" office:value="1943" calcext:value-type="float">
            <text:p>1943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10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office:value-type="string" calcext:value-type="string">
            <text:p>Avengers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Z80</text:p>
          </table:table-cell>
          <table:table-cell office:value-type="string" calcext:value-type="string">
            <text:p>6?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Mix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table:style-name="ce8" office:value-type="string" calcext:value-type="string">
            <text:p>Bionic Commando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4"/>
          <table:table-cell office:value-type="string" calcext:value-type="string">
            <text:p>YM2151</text:p>
          </table:table-cell>
          <table:table-cell table:style-name="ce10"/>
          <table:table-cell table:number-columns-repeated="3"/>
          <table:table-cell table:style-name="ce12" office:value-type="string" calcext:value-type="string">
            <text:p>No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lack Tig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YM2203</text:p>
          </table:table-cell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 office:value-type="string" calcext:value-type="string">
            <text:p>No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ommando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office:value-type="string" calcext:value-type="string">
            <text:p>Exed Exes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AY</text:p>
          </table:table-cell>
          <table:table-cell table:style-name="ce10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991"/>
        </table:table-row>
        <table:table-row table:style-name="ro1">
          <table:table-cell office:value-type="string" calcext:value-type="string">
            <text:p>F1 Dream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10"/>
          <table:table-cell table:number-columns-repeated="3"/>
          <table:table-cell table:style-name="ce12"/>
          <table:table-cell table:number-columns-repeated="991"/>
        </table:table-row>
        <table:table-row table:style-name="ro1">
          <table:table-cell table:style-name="ce4" office:value-type="string" calcext:value-type="string">
            <text:p>GnG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table:style-name="ce3" office:value-type="string" calcext:value-type="string">
            <text:p>Gun Smoke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10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office:value-type="string" calcext:value-type="string">
            <text:p>Higemar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Y</text:p>
          </table:table-cell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office:value-type="string" calcext:value-type="string">
            <text:p>Last Duel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10"/>
          <table:table-cell table:number-columns-repeated="3"/>
          <table:table-cell table:style-name="ce12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ED Storm Rally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10"/>
          <table:table-cell table:number-columns-repeated="3"/>
          <table:table-cell table:style-name="ce12" office:value-type="string" calcext:value-type="string">
            <text:p>Y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egendary Wings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Z80</text:p>
          </table:table-cell>
          <table:table-cell table:number-columns-repeated="5"/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2">
          <table:table-cell office:value-type="string" calcext:value-type="string">
            <text:p>Section Z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5"/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2">
          <table:table-cell table:style-name="ce8" office:value-type="string" calcext:value-type="string">
            <text:p>Side Arms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10" office:value-type="string" calcext:value-type="string">
            <text:p>Yes</text:p>
          </table:table-cell>
          <table:table-cell table:number-columns-repeated="3"/>
          <table:table-cell table:style-name="ce12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on So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M6809</text:p>
          </table:table-cell>
          <table:table-cell table:number-columns-repeated="2"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AY</text:p>
          </table:table-cell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"/>
          <table:table-cell table:number-columns-repeated="991"/>
        </table:table-row>
        <table:table-row table:style-name="ro2">
          <table:table-cell office:value-type="string" calcext:value-type="string">
            <text:p>Street Fighter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151</text:p>
          </table:table-cell>
          <table:table-cell table:style-name="ce10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 office:value-type="string" calcext:value-type="string">
            <text:p>Y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he Speed Rumbl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9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2"/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4"/>
          <table:table-cell office:value-type="string" calcext:value-type="string">
            <text:p>YM2203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M5205</text:p>
          </table:table-cell>
          <table:table-cell table:style-name="ce10" office:value-type="string" calcext:value-type="string">
            <text:p>No</text:p>
          </table:table-cell>
          <table:table-cell table:number-columns-repeated="3"/>
          <table:table-cell table:style-name="ce12"/>
          <table:table-cell table:number-columns-repeated="991"/>
        </table:table-row>
        <table:table-row table:style-name="ro1">
          <table:table-cell office:value-type="string" calcext:value-type="string">
            <text:p>Trojan Jap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M</text:p>
          </table:table-cell>
          <table:table-cell table:number-columns-repeated="4"/>
          <table:table-cell office:value-type="string" calcext:value-type="string">
            <text:p>Z80x2</text:p>
          </table:table-cell>
          <table:table-cell/>
          <table:table-cell office:value-type="string" calcext:value-type="string">
            <text:p>MSM5205</text:p>
          </table:table-cell>
          <table:table-cell table:style-name="ce10" office:value-type="string" calcext:value-type="string">
            <text:p>Mixed</text:p>
          </table:table-cell>
          <table:table-cell table:number-columns-repeated="3"/>
          <table:table-cell table:style-name="ce12"/>
          <table:table-cell table:number-columns-repeated="991"/>
        </table:table-row>
        <table:table-row table:style-name="ro2">
          <table:table-cell office:value-type="string" calcext:value-type="string">
            <text:p>Vulgus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</text:p>
          </table:table-cell>
          <table:table-cell table:style-name="ce10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991"/>
        </table:table-row>
        <table:table-row table:style-name="ro1" table:number-rows-repeated="1048550">
          <table:table-cell table:number-columns-repeated="1008"/>
        </table:table-row>
        <table:table-row table:style-name="ro1">
          <table:table-cell table:number-columns-repeated="1008"/>
        </table:table-row>
        <calcext:conditional-formats>
          <calcext:conditional-format calcext:target-range-address="Features.M3:Features.M25">
            <calcext:condition calcext:apply-style-name="Accent 1" calcext:value="=&quot;Yes&quot;" calcext:base-cell-address="Features.M3"/>
          </calcext:conditional-format>
          <calcext:conditional-format calcext:target-range-address="Features.Q3:Features.Q25">
            <calcext:condition calcext:apply-style-name="Accent 1" calcext:value="=&quot;Yes&quot;" calcext:base-cell-address="Features.Q3"/>
          </calcext:conditional-format>
        </calcext:conditional-formats>
      </table:table>
      <table:table table:name="Games" table:style-name="ta1">
        <table:table-column table:style-name="co17" table:default-cell-style-name="ce5"/>
        <table:table-column table:style-name="co16" table:number-columns-repeated="2" table:default-cell-style-name="Default"/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chematic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 Drea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d 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peed rum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ema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Arm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ry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 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atures.A3:Features.AM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1:41:55.120757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19-09-03T13:31:20.543938016</dc:date>
    <meta:editing-duration>PT1H19M21S</meta:editing-duration>
    <meta:editing-cycles>15</meta:editing-cycles>
    <meta:generator>LibreOffice/6.2.6.2$Linux_X86_64 LibreOffice_project/20$Build-2</meta:generator>
    <meta:document-statistic meta:table-count="2" meta:cell-count="272" meta:object-count="0"/>
  </office:meta>
</office:document-meta>
</file>